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5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9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1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1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1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1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1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9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2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2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2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2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2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25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26" style:family="text">
      <style:text-properties fo:font-size="14.00pt" fo:font-weight="normal" fo:font-family="Tahoma" style:font-family-asian="Tahoma" style:font-family-complex="Tahoma" fo:background-color="transparent" fo:color="#1b1f23" fo:font-style="italic"/>
    </style:style>
    <style:style style:name="T2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2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2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3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3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3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3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3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3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3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37" style:family="text">
      <style:text-properties fo:font-size="14.00pt" fo:font-weight="bold" fo:font-family="Tahoma" style:font-family-asian="Tahoma" style:font-family-complex="Tahoma" fo:background-color="transparent" fo:color="#1b1f23"/>
    </style:style>
    <style:style style:name="T3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3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4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41" style:family="text">
      <style:text-properties fo:font-size="14.00pt" fo:font-weight="bold" fo:font-family="Tahoma" style:font-family-asian="Tahoma" style:font-family-complex="Tahoma" fo:background-color="transparent" fo:color="#1b1f23"/>
    </style:style>
    <style:style style:name="T4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4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4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4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4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4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4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4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5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5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5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5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5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5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5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57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5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5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6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6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6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63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6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6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6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6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6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6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7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7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7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7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7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7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7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7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7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7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8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8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8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8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8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85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8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8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8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8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9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91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92" style:family="text">
      <style:text-properties fo:font-size="14.00pt" fo:font-weight="normal" fo:font-family="Tahoma" style:font-family-asian="Tahoma" style:font-family-complex="Tahoma" fo:background-color="transparent" fo:color="#1b1f23" fo:font-style="italic"/>
    </style:style>
    <style:style style:name="T9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9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9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9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9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9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9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10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01" style:family="text">
      <style:text-properties fo:font-size="14.00pt" fo:font-weight="bold" fo:font-family="Tahoma" style:font-family-asian="Tahoma" style:font-family-complex="Tahoma" fo:background-color="transparent" fo:color="#1b1f23" fo:font-style="italic"/>
    </style:style>
    <style:style style:name="T10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0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0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0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0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0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0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0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1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1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1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1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1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1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1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1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1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1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12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2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2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2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2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2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2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2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2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2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13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3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32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33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34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35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1b1f23"/>
    </style:style>
    <style:style style:name="T136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37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38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39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40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41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42" style:family="text">
      <style:text-properties fo:font-size="14.00pt" fo:font-weight="normal" fo:font-family="Tahoma" style:font-family-asian="Tahoma" style:font-family-complex="Tahoma" fo:background-color="transparent" style:use-window-font-color="true"/>
    </style:style>
    <style:style style:name="T143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44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45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46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47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48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49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T150" style:family="text">
      <style:text-properties fo:font-size="14.00pt" fo:font-weight="normal" style:text-underline-mode="continuous" style:text-underline-type="single" style:text-underline-style="solid" style:text-underline-width="normal" fo:font-family="Tahoma" style:font-family-asian="Tahoma" style:font-family-complex="Tahoma" fo:background-color="transparent" fo:color="#0000ff"/>
    </style:style>
    <style:style style:name="T151" style:family="text">
      <style:text-properties fo:font-size="14.00pt" fo:font-weight="normal" fo:font-family="Tahoma" style:font-family-asian="Tahoma" style:font-family-complex="Tahoma" fo:background-color="transparent" fo:color="#1b1f23"/>
    </style:style>
    <style:style style:name="P1" style:family="paragraph">
      <style:paragraph-properties fo:line-height="100.00%" fo:text-align="left" fo:margin-bottom="16.00pt"/>
    </style:style>
  </office:automatic-styles>
  <office:body>
    <office:text>
      <text:p text:style-name="P1"><text:span text:style-name="T1">BigO</text:span><text:span text:style-name="T2"/></text:p>
      <text:p text:style-name="P1"><text:a xlink:href="https://www.bigocheatsheet.com/"><text:span text:style-name="T3">https://www.bigocheatsheet.com/</text:span></text:a><text:span text:style-name="T4"><text:s/>- bigO cheat sheet</text:span></text:p>
      <text:p text:style-name="P1"><text:span text:style-name="T4"/></text:p>
      <text:p text:style-name="P1"><text:span text:style-name="T5">Solving Problems</text:span><text:span text:style-name="T6"/></text:p>
      <text:p text:style-name="P1"><text:a xlink:href="https://www.youtube.com/watch?v=XKu_SEDAykw"><text:span text:style-name="T7">https://www.youtube.com/watch?v=XKu_SEDAykw</text:span></text:a><text:span text:style-name="T8"><text:s/>- How to: Work at Google<text:s/></text:span><text:span text:style-name="T9">—</text:span><text:span text:style-name="T10"><text:s/>Example Coding/Engineering Interview</text:span></text:p>
      <text:p text:style-name="P1"><text:span text:style-name="T10"/></text:p>
      <text:p text:style-name="P1"><text:span text:style-name="T11">Data Structure</text:span><text:span text:style-name="T12"/></text:p>
      <text:p text:style-name="P1"><text:a xlink:href="https://en.wikipedia.org/wiki/List_of_data_structures"><text:span text:style-name="T13">https://en.wikipedia.org/wiki/List_of_data_structures</text:span></text:a><text:span text:style-name="T14"><text:s/>- list of data structures</text:span></text:p>
      <text:p text:style-name="P1"><text:a xlink:href="https://www.youtube.com/watch?v=fpnE6UAfbtU"><text:span text:style-name="T15">https://www.youtube.com/watch?v=fpnE6UAfbtU</text:span></text:a><text:span text:style-name="T16"><text:s/>- how computers store data</text:span></text:p>
      <text:p text:style-name="P1"><text:a xlink:href="https://visualgo.net/en"><text:span text:style-name="T17">https://visualgo.net/en</text:span></text:a><text:span text:style-name="T18"><text:s/>- visualising data structures and algorithms through animation</text:span></text:p>
      <text:p text:style-name="P1"><text:span text:style-name="T18"/></text:p>
      <text:p text:style-name="P1"><text:span text:style-name="T19">Arrays</text:span><text:span text:style-name="T20"/></text:p>
      <text:p text:style-name="P1"><text:a xlink:href="https://dev.to/sethusenthil/var-vs-let-vs-const-1cgc"><text:span text:style-name="T21">https://dev.to/sethusenthil/var-vs-let-vs-const-1cgc</text:span></text:a><text:span text:style-name="T22"><text:s/>- 'var' vs 'let' vs 'const'</text:span></text:p>
      <text:p text:style-name="P1"><text:a xlink:href="https://regex101.com/"><text:span text:style-name="T23">https://regex101.com/</text:span></text:a><text:span text:style-name="T24"><text:s/>- regular expressions.</text:span></text:p>
      <text:p text:style-name="P1"><text:span text:style-name="T24"/></text:p>
      <text:p text:style-name="P1"><text:span text:style-name="T25">Hesh Tables</text:span><text:span text:style-name="T26"/></text:p>
      <text:p text:style-name="P1"><text:a xlink:href="http://www.miraclesalad.com/webtools/md5.php"><text:span text:style-name="T27">http://www.miraclesalad.com/webtools/md5.php</text:span></text:a><text:span text:style-name="T28"><text:s/>- md5 Hash Generator</text:span></text:p>
      <text:p text:style-name="P1"><text:a xlink:href="https://www.cs.usfca.edu/~galles/visualization/OpenHash.html"><text:span text:style-name="T29">https://www.cs.usfca.edu/~galles/visualization/OpenHash.html</text:span></text:a><text:span text:style-name="T30"><text:s/>- hesh table animation</text:span></text:p>
      <text:p text:style-name="P1"><text:a xlink:href="https://en.wikipedia.org/wiki/Hash_table"><text:span text:style-name="T31">https://en.wikipedia.org/wiki/Hash_table</text:span></text:a><text:span text:style-name="T32"><text:s/>- hesh table description</text:span></text:p>
      <text:p text:style-name="P1"><text:a xlink:href="https://en.wikipedia.org/wiki/Comparison_of_programming_languages_(associative_array)"><text:span text:style-name="T33">https://en.wikipedia.org/wiki/Comparison_of_programming_languages_(associative_array)</text:span></text:a><text:span text:style-name="T34"><text:s/>- associative array (hesh table) description in different languages</text:span></text:p>
      <text:p text:style-name="P1"><text:a xlink:href="https://softwaremaniacs.org/blog/2020/02/05/dicts-ordered/en/"><text:span text:style-name="T35">https://softwaremaniacs.org/blog/2020/02/05/dicts-ordered/en/</text:span></text:a><text:span text:style-name="T36"><text:s/>- dicts (ordered hesh tables) in Python</text:span></text:p>
      <text:p text:style-name="P1"><text:span text:style-name="T36"/></text:p>
      <text:p text:style-name="P1"><text:span text:style-name="T37">Linked List</text:span><text:span text:style-name="T38"/></text:p>
      <text:p text:style-name="P1"><text:a xlink:href="https://www.youtube.com/watch?v=DyG9S9nAlUM"><text:span text:style-name="T39">https://www.youtube.com/watch?v=DyG9S9nAlUM</text:span></text:a><text:span text:style-name="T40"><text:s/>- Array vs Linked List</text:span></text:p>
      <text:p text:style-name="P1"><text:span text:style-name="T40"/></text:p>
      <text:p text:style-name="P1"><text:span text:style-name="T41">Tree</text:span><text:span text:style-name="T42"/></text:p>
      <text:p text:style-name="P1"><text:a xlink:href="https://medium.com/basecs/the-little-avl-tree-that-could-86a3cae410c7"><text:span text:style-name="T43">https://medium.com/basecs/the-little-avl-tree-that-could-86a3cae410c7</text:span></text:a><text:span text:style-name="T44"><text:s/>- AVL tree (description)</text:span></text:p>
      <text:p text:style-name="P1"><text:a xlink:href="https://www.cs.usfca.edu/~galles/visualization/AVLtree.html"><text:span text:style-name="T45">https://www.cs.usfca.edu/~galles/visualization/AVLtree.html</text:span></text:a><text:span text:style-name="T46"><text:s/>- AVL tree (animation)</text:span></text:p>
      <text:p text:style-name="P1"><text:a xlink:href="https://medium.com/basecs/painting-nodes-black-with-red-black-trees-60eacb2be9a5"><text:span text:style-name="T47">https://medium.com/basecs/painting-nodes-black-with-red-black-trees-60eacb2be9a5</text:span></text:a><text:span text:style-name="T48"><text:s text:c="3"/>- Red/Bleck tree (description)</text:span></text:p>
      <text:p text:style-name="P1"><text:a xlink:href="https://www.cs.usfca.edu/~galles/visualization/RedBlack.html"><text:span text:style-name="T49">https://www.cs.usfca.edu/~galles/visualization/RedBlack.html</text:span></text:a><text:span text:style-name="T50"><text:s/>- Red/Bleck tree (animation)</text:span></text:p>
      <text:p text:style-name="P1"><text:a xlink:href="https://stackoverflow.com/questions/13852870/red-black-tree-over-avl-tree"><text:span text:style-name="T51">https://stackoverflow.com/questions/13852870/red-black-tree-over-avl-tree</text:span></text:a><text:span text:style-name="T52"><text:s/>- Red black tree over avl tree</text:span></text:p>
      <text:p text:style-name="P1"><text:a xlink:href="https://stackoverflow.com/questions/1699057/why-are-two-different-concepts-both-called-heap"><text:span text:style-name="T53">https://stackoverflow.com/questions/1699057/why-are-two-different-concepts-both-called-heap</text:span></text:a><text:span text:style-name="T54"><text:s/>- Heap</text:span></text:p>
      <text:p text:style-name="P1"><text:a xlink:href="https://www.geeksforgeeks.org/implementation-priority-queue-javascript/"><text:span text:style-name="T55">https://www.geeksforgeeks.org/implementation-priority-queue-javascript/</text:span></text:a><text:span text:style-name="T56"><text:s/>- Implementation of Priority Queue in Javascript</text:span></text:p>
      <text:p text:style-name="P1"><text:span text:style-name="T56"/></text:p>
      <text:p text:style-name="P1"><text:span text:style-name="T57">Recursion</text:span><text:span text:style-name="T58"/></text:p>
      <text:p text:style-name="P1"><text:a xlink:href="https://2ality.com/2015/06/tail-call-optimization.html"><text:span text:style-name="T59">https://2ality.com/2015/06/tail-call-optimization.html</text:span></text:a><text:span text:style-name="T60"><text:s/>- tail call optimization</text:span></text:p>
      <text:p text:style-name="P1"><text:a xlink:href="https://stackoverflow.com/questions/105838/real-world-examples-of-recursion"><text:span text:style-name="T61">https://stackoverflow.com/questions/105838/real-world-examples-of-recursion</text:span></text:a><text:span text:style-name="T62"><text:s/>- when to use recursion</text:span></text:p>
      <text:p text:style-name="P1"><text:span text:style-name="T62"/></text:p>
      <text:p text:style-name="P1"><text:span text:style-name="T63">Sorting</text:span><text:span text:style-name="T64"/></text:p>
      <text:p text:style-name="P1"><text:a xlink:href="https://developer.mozilla.org/en-US/docs/Web/JavaScript/Reference/Global_Objects/Array/sort"><text:span text:style-name="T65">https://developer.mozilla.org/en-US/docs/Web/JavaScript/Reference/Global_Objects/Array/sort</text:span></text:a><text:span text:style-name="T66"><text:s/>- sorting in JS<text:line-break/></text:span><text:a xlink:href="https://developer.mozilla.org/en-US/docs/Web/JavaScript/Reference/Global_Objects/String/localeCompare"><text:span text:style-name="T67">https://developer.mozilla.org/en-US/docs/Web/JavaScript/Reference/Global_Objects/String/localeCompare</text:span></text:a><text:span text:style-name="T68"><text:s/>- localeCompare (in JS)</text:span></text:p>
      <text:p text:style-name="P1"><text:a xlink:href="https://www.toptal.com/developers/sorting-algorithms"><text:span text:style-name="T69">https://www.toptal.com/developers/sorting-algorithms</text:span></text:a><text:span text:style-name="T70"><text:s/>- Toptal (sortin algotithms animation)<text:line-break/></text:span><text:a xlink:href="https://stackoverflow.com/questions/1517793/what-is-stability-in-sorting-algorithms-and-why-is-it-important"><text:span text:style-name="T71">https://stackoverflow.com/questions/1517793/what-is-stability-in-sorting-algorithms-and-why-is-it-important</text:span></text:a><text:span text:style-name="T72"><text:s/>- Stable VS Unstable Algorithms</text:span></text:p>
      <text:p text:style-name="P1"><text:a xlink:href="https://brilliant.org/wiki/heap-sort/"><text:span text:style-name="T73">https://brilliant.org/wiki/heap-sort/</text:span></text:a><text:span text:style-name="T74"><text:s/>-<text:s text:c="2"/>heap sorting<text:line-break/></text:span><text:a xlink:href="https://stackoverflow.com/questions/2467751/quicksort-vs-heapsort"><text:span text:style-name="T75">https://stackoverflow.com/questions/2467751/quicksort-vs-heapsort</text:span></text:a><text:span text:style-name="T76"><text:s/>- Quicksort vs heapsort</text:span></text:p>
      <text:p text:style-name="P1"><text:a xlink:href="https://brilliant.org/wiki/radix-sort/"><text:span text:style-name="T77">https://brilliant.org/wiki/radix-sort/</text:span></text:a><text:span text:style-name="T78"><text:s/>- radix sort<text:line-break/></text:span><text:a xlink:href="https://www.cs.usfca.edu/~galles/visualization/RadixSort.html"><text:span text:style-name="T79">https://www.cs.usfca.edu/~galles/visualization/RadixSort.html</text:span></text:a><text:span text:style-name="T80"><text:s/>- radix sort animation</text:span></text:p>
      <text:p text:style-name="P1"><text:a xlink:href="https://brilliant.org/wiki/counting-sort/"><text:span text:style-name="T81">https://brilliant.org/wiki/counting-sort/</text:span></text:a><text:span text:style-name="T82"><text:s/>- counting sort<text:line-break/></text:span><text:a xlink:href="https://www.cs.usfca.edu/~galles/visualization/CountingSort.html"><text:span text:style-name="T83">https://www.cs.usfca.edu/~galles/visualization/CountingSort.html</text:span></text:a><text:span text:style-name="T84"><text:s/>- counting sort animation</text:span></text:p>
      <text:p text:style-name="P1"><text:span text:style-name="T84"/></text:p>
      <text:p text:style-name="P1"><text:span text:style-name="T85">Searching</text:span><text:span text:style-name="T86"/></text:p>
      <text:p text:style-name="P1"><text:a xlink:href="https://stackoverflow.com/questions/9844193/what-is-the-time-and-space-complexity-of-a-breadth-first-and-depth-first-tree-tr"><text:span text:style-name="T87">https://stackoverflow.com/questions/9844193/what-is-the-time-and-space-complexity-of-a-breadth-first-and-depth-first-tree-tr</text:span></text:a><text:span text:style-name="T88"><text:s/>- time and space complexity of a breadth first and depth first tree traversal</text:span></text:p>
      <text:p text:style-name="P1"><text:a xlink:href="https://medium.com/basecs/finding-the-shortest-path-with-a-little-help-from-dijkstra-613149fbdc8e"><text:span text:style-name="T89">https://medium.com/basecs/finding-the-shortest-path-with-a-little-help-from-dijkstra-613149fbdc8e</text:span></text:a><text:span text:style-name="T90"><text:s/>- Dijkstra</text:span></text:p>
      <text:p text:style-name="P1"><text:span text:style-name="T90"/></text:p>
      <text:p text:style-name="P1"><text:span text:style-name="T91">Get experiance from ZTM</text:span><text:span text:style-name="T92"><text:line-break/></text:span><text:a xlink:href="https://github.com/zero-to-mastery/start-here-guidelines"><text:span text:style-name="T93">https://github.com/zero-to-mastery/start-here-guidelines</text:span></text:a><text:span text:style-name="T94"><text:s/>- Open Source<text:s text:c="2"/>from ZTM quidelines<text:line-break/></text:span><text:a xlink:href="https://github.com/zero-to-mastery"><text:span text:style-name="T95">https://github.com/zero-to-mastery</text:span></text:a><text:span text:style-name="T96"><text:s/>- ZTM projects</text:span></text:p>
      <text:p text:style-name="P1"><text:a xlink:href="https://zerotomastery.io/community/?utm_source=udemy&amp;utm_medium=coursecontent"><text:span text:style-name="T97">https://zerotomastery.io/community/?utm_source=udemy&amp;utm_medium=coursecontent</text:span></text:a><text:span text:style-name="T98"><text:s/>- ZTM guide/website</text:span></text:p>
      <text:p text:style-name="P1"><text:a xlink:href="https://zerotomastery.io/career-paths/"><text:span text:style-name="T99">https://zerotomastery.io/career-paths/</text:span></text:a><text:span text:style-name="T100"><text:s/>- career paths<text:line-break/></text:span></text:p>
      <text:p text:style-name="P1"><text:span text:style-name="T101">Interview</text:span><text:span text:style-name="T102"/></text:p>
      <text:p text:style-name="P1"><text:a xlink:href="https://www.resumemaker.online/"><text:span text:style-name="T103">https://www.resumemaker.online/</text:span></text:a><text:span text:style-name="T104"><text:s/>- free resume maker</text:span></text:p>
      <text:p text:style-name="P1"><text:a xlink:href="https://www.jobscan.co/"><text:span text:style-name="T105">https://www.jobscan.co/</text:span></text:a><text:span text:style-name="T106"><text:s/>- check if your resume fit job info</text:span></text:p>
      <text:p text:style-name="P1"><text:a xlink:href="https://github.com/zero-to-mastery/start-here-guidelines"><text:span text:style-name="T107">https://github.com/zero-to-mastery/start-here-guidelines</text:span></text:a><text:span text:style-name="T108"><text:s/>- zero to master (GitHub)</text:span></text:p>
      <text:p text:style-name="P1"><text:a xlink:href="https://zerotomastery.io/community/coding-challenges/"><text:span text:style-name="T109">https://zerotomastery.io/community/coding-challenges/</text:span></text:a><text:span text:style-name="T110"><text:s text:c="2"/>- coding challenges from zero to master</text:span></text:p>
      <text:p text:style-name="P1"><text:a xlink:href="https://zerotomastery.io/resources/"><text:span text:style-name="T111">https://zerotomastery.io/resources/</text:span></text:a><text:span text:style-name="T112"><text:s/>- free developer resources</text:span></text:p>
      <text:p text:style-name="P1"><text:a xlink:href="https://www.cakeresume.com/Engineering-resume-samples"><text:span text:style-name="T113">https://www.cakeresume.com/Engineering-resume-samples</text:span></text:a><text:span text:style-name="T114"><text:s/>- resume samples</text:span></text:p>
      <text:p text:style-name="P1"><text:a xlink:href="https://github.com/aneagoie/gitfiti"><text:span text:style-name="T115">https://github.com/aneagoie/gitfiti</text:span></text:a><text:span text:style-name="T116"><text:s/>- fine picture for GitHub</text:span></text:p>
      <text:p text:style-name="P1"><text:a xlink:href="https://github.com/ZachSaucier/github-calendar-customizer"><text:span text:style-name="T117">https://github.com/ZachSaucier/github-calendar-customizer</text:span></text:a><text:span text:style-name="T118"><text:s/>- fine picture for GitHub</text:span></text:p>
      <text:p text:style-name="P1"><text:span text:style-name="T118"/></text:p>
      <text:p text:style-name="P1"><text:span text:style-name="T119">Templates for Portfolio:</text:span><text:span text:style-name="T120"/></text:p>
      <text:p text:style-name="P1"><text:a xlink:href="https://cruip.com/"><text:span text:style-name="T121">https://cruip.com/</text:span></text:a><text:span text:style-name="T122"/></text:p>
      <text:p text:style-name="P1"><text:a xlink:href="http://www.mashup-template.com/templates.html"><text:span text:style-name="T123">http://www.mashup-template.com/templates.html</text:span></text:a><text:span text:style-name="T124"/></text:p>
      <text:p text:style-name="P1"><text:a xlink:href="https://mdbootstrap.com/freebies/"><text:span text:style-name="T125">https://mdbootstrap.com/freebies/</text:span></text:a><text:span text:style-name="T126"/></text:p>
      <text:p text:style-name="P1"><text:a xlink:href="https://www.creative-tim.com/bootstrap-themes/free"><text:span text:style-name="T127">https://www.creative-tim.com/bootstrap-themes/free</text:span></text:a><text:span text:style-name="T128"/></text:p>
      <text:p text:style-name="P1"><text:span text:style-name="T128"><text:s/></text:span><text:span text:style-name="T129">Portfolio samples:</text:span><text:span text:style-name="T130"/></text:p>
      <text:p text:style-name="P1"><text:a xlink:href="https://www.freecodecamp.org/news/15-web-developer-portfolios-to-inspire-you-137fb1743cae"><text:span text:style-name="T131">https://www.freecodecamp.org/news/15-web-developer-portfolios-to-inspire-you-137fb1743cae</text:span></text:a><text:span text:style-name="T132"/></text:p>
      <text:p text:style-name="P1"><text:a xlink:href="https://zero-to-mastery.github.io/ZtM-Job-Board/"><text:span text:style-name="T133">https://zero-to-mastery.github.io/ZtM-Job-Board/</text:span></text:a><text:span text:style-name="T134"/></text:p>
      <text:p text:style-name="P1"><text:span text:style-name="T134"/></text:p>
      <text:p text:style-name="P1"><text:span text:style-name="T135">Coding online:</text:span><text:span text:style-name="T136"/></text:p>
      <text:p text:style-name="P1"><text:a xlink:href="https://replit.com/"><text:span text:style-name="T137">https://replit.com/</text:span></text:a><text:span text:style-name="T138"><text:s/>- coding online</text:span></text:p>
      <text:p text:style-name="P1"><text:a xlink:href="https://glot.io/"><text:span text:style-name="T139">https://glot.io/</text:span></text:a><text:span text:style-name="T140"><text:s/>- coding online</text:span></text:p>
      <text:p text:style-name="P1"><text:span text:style-name="T140"/></text:p>
      <text:p text:style-name="P1"><text:a xlink:href="https://github.com/viraptor/reverse-interview"><text:span text:style-name="T141">https://github.com/viraptor/reverse-interview</text:span></text:a><text:span text:style-name="T142"><text:s/>- question to ask a company</text:span><text:span text:style-name="T143"/></text:p>
      <text:p text:style-name="P1"><text:a xlink:href="https://www.glassdoor.com/index.htm"><text:span text:style-name="T144">https://www.glassdoor.com/index.htm</text:span></text:a><text:span text:style-name="T145"><text:s/>- job info searching<text:s text:c="2"/>(adv?)</text:span></text:p>
      <text:p text:style-name="P1"><text:a xlink:href="https://www.salary.com/"><text:span text:style-name="T146">https://www.salary.com/</text:span></text:a><text:span text:style-name="T147"><text:s/>- developer salary info (adv?)</text:span></text:p>
      <text:p text:style-name="P1"><text:a xlink:href="https://www.payscale.com/products/"><text:span text:style-name="T148">https://www.payscale.com/products/</text:span></text:a><text:span text:style-name="T149"><text:s/>- Uncover insights from market and company-sourced data (adv?)</text:span></text:p>
      <text:p text:style-name="P1"><text:a xlink:href="https://www.youtube.com/watch?v=XY5SeCl_8NE&amp;feature=youtu.be"><text:span text:style-name="T150">https://www.youtube.com/watch?v=XY5SeCl_8NE&amp;feature=youtu.be</text:span></text:a><text:span text:style-name="T151"><text:s/>- How to Negotiate Your Salary, with Ramit Sethi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